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3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Heading_20_2" style:master-page-name="Standard">
      <style:paragraph-properties fo:text-align="center"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style:writing-mode="lr-tb"/>
    </style:style>
    <style:style style:name="P3" style:family="paragraph" style:parent-style-name="Heading_20_3">
      <style:paragraph-properties fo:break-before="auto" fo:margin-top="0cm" fo:margin-bottom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style:writing-mode="lr-tb"/>
    </style:style>
    <style:style style:name="Table1" style:family="table">
      <style:table-properties table:align="left" style:width="16.51cm" fo:margin-left="0.176cm"/>
    </style:style>
    <style:style style:name="Column1" style:family="table-column">
      <style:table-column-properties style:column-width="3.466cm"/>
    </style:style>
    <style:style style:name="Column2" style:family="table-column">
      <style:table-column-properties style:column-width="13.044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9" style:family="table-row"/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1" style:family="table-row"/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center" fo:break-before="auto" style:writing-mode="lr-tb"/>
    </style:style>
  </office:automatic-styles>
  <office:body>
    <office:text>
      <text:h text:style-name="P1" text:outline-level="10"><text:bookmark-start text:name="h.tl3xjptxqxb"/><text:bookmark-end text:name="h.tl3xjptxqxb"/><text:span text:style-name="T1_1">Casos</text:span><text:span text:style-name="T1_2"><text:s/></text:span><text:span text:style-name="T1_3">de</text:span><text:span text:style-name="T1_4"><text:s/></text:span><text:span text:style-name="T1_5">Uso</text:span></text:h>
      <text:p text:style-name="P2"/>
      <text:list text:style-name="LS1" xml:id="list0">
        <text:list-item>
          <text:h text:style-name="P3" text:outline-level="10"><text:bookmark-start text:name="h.lpq1jzjkfsmf"/><text:bookmark-end text:name="h.lpq1jzjkfsmf"/><text:span text:style-name="T3_1">Requisitos</text:span><text:span text:style-name="T3_2"><text:s/></text:span><text:span text:style-name="T3_3">Funcionais</text:span><text:span text:style-name="T3_4"><text:s/></text:span><text:span text:style-name="T3_5">Release</text:span><text:span text:style-name="T3_6"><text:s/>0.1:</text:span></text:h>
        </text:list-item>
      </text:list>
      <text:p text:style-name="P4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5"><text:span text:style-name="T5_1">ID</text:span><text:span text:style-name="T5_2"><text:s/></text:span><text:span text:style-name="T5_3">Requisito</text:span></text:p>
          </table:table-cell>
          <table:table-cell table:style-name="Cell2">
            <text:p text:style-name="P6"><text:span text:style-name="T6_1">Descrição</text:span></text:p>
          </table:table-cell>
        </table:table-row>
        <table:table-row table:style-name="Row2">
          <table:table-cell table:style-name="Cell3">
            <text:p text:style-name="P7"><text:span text:style-name="T7_1">RF</text:span><text:span text:style-name="T7_2">001</text:span></text:p>
          </table:table-cell>
          <table:table-cell table:style-name="Cell4">
            <text:p text:style-name="P8"><text:span text:style-name="T8_1">Criar</text:span><text:span text:style-name="T8_2"><text:s/></text:span><text:span text:style-name="T8_3">sala</text:span><text:span text:style-name="T8_4"><text:s/></text:span><text:span text:style-name="T8_5">pre</text:span><text:span text:style-name="T8_6">-</text:span><text:span text:style-name="T8_7">jogo</text:span><text:span text:style-name="T8_8"><text:s/></text:span><text:span text:style-name="T8_9">lado</text:span><text:span text:style-name="T8_10"><text:s/></text:span><text:span text:style-name="T8_11">do</text:span><text:span text:style-name="T8_12"><text:s/></text:span><text:span text:style-name="T8_13">cliente</text:span></text:p>
          </table:table-cell>
        </table:table-row>
        <table:table-row table:style-name="Row3">
          <table:table-cell table:style-name="Cell5">
            <text:p text:style-name="P9"><text:span text:style-name="T9_1">RF</text:span><text:span text:style-name="T9_2">002</text:span></text:p>
          </table:table-cell>
          <table:table-cell table:style-name="Cell6">
            <text:p text:style-name="P10"><text:span text:style-name="T10_1">Criar</text:span><text:span text:style-name="T10_2"><text:s/></text:span><text:span text:style-name="T10_3">sala</text:span><text:span text:style-name="T10_4"><text:s/></text:span><text:span text:style-name="T10_5">pre</text:span><text:span text:style-name="T10_6">-</text:span><text:span text:style-name="T10_7">jogo</text:span><text:span text:style-name="T10_8"><text:s/></text:span><text:span text:style-name="T10_9">lado</text:span><text:span text:style-name="T10_10"><text:s/></text:span><text:span text:style-name="T10_11">do</text:span><text:span text:style-name="T10_12"><text:s/></text:span><text:span text:style-name="T10_13">servidor</text:span></text:p>
          </table:table-cell>
        </table:table-row>
        <table:table-row table:style-name="Row4">
          <table:table-cell table:style-name="Cell7">
            <text:p text:style-name="P11"><text:span text:style-name="T11_1">RF</text:span><text:span text:style-name="T11_2">003</text:span></text:p>
          </table:table-cell>
          <table:table-cell table:style-name="Cell8">
            <text:p text:style-name="P12"><text:span text:style-name="T12_1">Criar</text:span><text:span text:style-name="T12_2"><text:s/></text:span><text:span text:style-name="T12_3">uma</text:span><text:span text:style-name="T12_4"><text:s/></text:span><text:span text:style-name="T12_5">interface</text:span><text:span text:style-name="T12_6"><text:s/></text:span><text:span text:style-name="T12_7">abstrata</text:span><text:span text:style-name="T12_8"><text:s/></text:span><text:span text:style-name="T12_9">para</text:span><text:span text:style-name="T12_10"><text:s/></text:span><text:span text:style-name="T12_11">os</text:span><text:span text:style-name="T12_12"><text:s/></text:span><text:span text:style-name="T12_13">mapas</text:span><text:span text:style-name="T12_14"><text:s/></text:span><text:span text:style-name="T12_15">de</text:span><text:span text:style-name="T12_16"><text:s/></text:span><text:span text:style-name="T12_17">dimensões</text:span><text:span text:style-name="T12_18"><text:s/></text:span><text:span text:style-name="T12_19">variáveis</text:span></text:p>
          </table:table-cell>
        </table:table-row>
        <table:table-row table:style-name="Row5">
          <table:table-cell table:style-name="Cell9">
            <text:p text:style-name="P13"><text:span text:style-name="T13_1">RF</text:span><text:span text:style-name="T13_2">004</text:span></text:p>
          </table:table-cell>
          <table:table-cell table:style-name="Cell10">
            <text:p text:style-name="P14"><text:span text:style-name="T14_1">Instanciar</text:span><text:span text:style-name="T14_2"><text:s/></text:span><text:span text:style-name="T14_3">um</text:span><text:span text:style-name="T14_4"><text:s/></text:span><text:span text:style-name="T14_5">gerador</text:span><text:span text:style-name="T14_6"><text:s/></text:span><text:span text:style-name="T14_7">de</text:span><text:span text:style-name="T14_8"><text:s/></text:span><text:span text:style-name="T14_9">mapas</text:span><text:span text:style-name="T14_10"><text:s/></text:span><text:span text:style-name="T14_11">pseudo</text:span><text:span text:style-name="T14_12">-</text:span><text:span text:style-name="T14_13">aleatórios</text:span></text:p>
          </table:table-cell>
        </table:table-row>
        <table:table-row table:style-name="Row6">
          <table:table-cell table:style-name="Cell11">
            <text:p text:style-name="P15"><text:span text:style-name="T15_1">RF</text:span><text:span text:style-name="T15_2">005</text:span></text:p>
          </table:table-cell>
          <table:table-cell table:style-name="Cell12">
            <text:p text:style-name="P16"><text:span text:style-name="T16_1">Criar</text:span><text:span text:style-name="T16_2"><text:s/></text:span><text:span text:style-name="T16_3">um</text:span><text:span text:style-name="T16_4"><text:s/></text:span><text:span text:style-name="T16_5">objeto</text:span><text:span text:style-name="T16_6"><text:s/></text:span><text:span text:style-name="T16_7">que</text:span><text:span text:style-name="T16_8"><text:s/></text:span><text:span text:style-name="T16_9">represente</text:span><text:span text:style-name="T16_10"><text:s/></text:span><text:span text:style-name="T16_11">todas</text:span><text:span text:style-name="T16_12"><text:s/></text:span><text:span text:style-name="T16_13">as</text:span><text:span text:style-name="T16_14"><text:s/></text:span><text:span text:style-name="T16_15">unidades</text:span><text:span text:style-name="T16_16"><text:s/></text:span><text:span text:style-name="T16_17">de</text:span><text:span text:style-name="T16_18"><text:s/></text:span><text:span text:style-name="T16_19">desenho</text:span><text:span text:style-name="T16_20"><text:s/></text:span><text:span text:style-name="T16_21">do</text:span><text:span text:style-name="T16_22"><text:s/></text:span><text:span text:style-name="T16_23">cliente</text:span></text:p>
          </table:table-cell>
        </table:table-row>
        <table:table-row table:style-name="Row7">
          <table:table-cell table:style-name="Cell13">
            <text:p text:style-name="P17"><text:span text:style-name="T17_1">RF</text:span><text:span text:style-name="T17_2">006</text:span></text:p>
          </table:table-cell>
          <table:table-cell table:style-name="Cell14">
            <text:p text:style-name="P18"><text:span text:style-name="T18_1">Criar</text:span><text:span text:style-name="T18_2"><text:s/></text:span><text:span text:style-name="T18_3">a</text:span><text:span text:style-name="T18_4"><text:s/></text:span><text:span text:style-name="T18_5">representação</text:span><text:span text:style-name="T18_6"><text:s/></text:span><text:span text:style-name="T18_7">do</text:span><text:span text:style-name="T18_8"><text:s/></text:span><text:span text:style-name="T18_9">personagem</text:span><text:span text:style-name="T18_10"><text:s/></text:span><text:span text:style-name="T18_11">no</text:span><text:span text:style-name="T18_12"><text:s/></text:span><text:span text:style-name="T18_13">servidor</text:span></text:p>
          </table:table-cell>
        </table:table-row>
        <table:table-row table:style-name="Row8">
          <table:table-cell table:style-name="Cell15">
            <text:p text:style-name="P19"><text:span text:style-name="T19_1">RF</text:span><text:span text:style-name="T19_2">007</text:span></text:p>
          </table:table-cell>
          <table:table-cell table:style-name="Cell16">
            <text:p text:style-name="P20"><text:span text:style-name="T20_1">Criar</text:span><text:span text:style-name="T20_2"><text:s/></text:span><text:span text:style-name="T20_3">a</text:span><text:span text:style-name="T20_4"><text:s/></text:span><text:span text:style-name="T20_5">representação</text:span><text:span text:style-name="T20_6"><text:s/></text:span><text:span text:style-name="T20_7">do</text:span><text:span text:style-name="T20_8"><text:s/></text:span><text:span text:style-name="T20_9">bomba</text:span><text:span text:style-name="T20_10"><text:s/></text:span><text:span text:style-name="T20_11">no</text:span><text:span text:style-name="T20_12"><text:s/></text:span><text:span text:style-name="T20_13">servidor</text:span></text:p>
          </table:table-cell>
        </table:table-row>
        <table:table-row table:style-name="Row9">
          <table:table-cell table:style-name="Cell17">
            <text:p text:style-name="P21"><text:span text:style-name="T21_1">RF</text:span><text:span text:style-name="T21_2">008</text:span></text:p>
          </table:table-cell>
          <table:table-cell table:style-name="Cell18">
            <text:p text:style-name="P22"><text:span text:style-name="T22_1">Personagem</text:span><text:span text:style-name="T22_2"><text:s/></text:span><text:span text:style-name="T22_3">só</text:span><text:span text:style-name="T22_4"><text:s/></text:span><text:span text:style-name="T22_5">pode</text:span><text:span text:style-name="T22_6"><text:s/></text:span><text:span text:style-name="T22_7">ter</text:span><text:span text:style-name="T22_8"><text:s/></text:span><text:span text:style-name="T22_9">uma</text:span><text:span text:style-name="T22_10"><text:s/></text:span><text:span text:style-name="T22_11">bomba</text:span><text:span text:style-name="T22_12"><text:s/></text:span><text:span text:style-name="T22_13">no</text:span><text:span text:style-name="T22_14"><text:s/></text:span><text:span text:style-name="T22_15">mapa</text:span></text:p>
          </table:table-cell>
        </table:table-row>
        <table:table-row table:style-name="Row10">
          <table:table-cell table:style-name="Cell19">
            <text:p text:style-name="P23"><text:span text:style-name="T23_1">RF</text:span><text:span text:style-name="T23_2">009</text:span></text:p>
          </table:table-cell>
          <table:table-cell table:style-name="Cell20">
            <text:p text:style-name="P24"><text:span text:style-name="T24_1">Criar</text:span><text:span text:style-name="T24_2"><text:s/></text:span><text:span text:style-name="T24_3">a</text:span><text:span text:style-name="T24_4"><text:s/></text:span><text:span text:style-name="T24_5">representação</text:span><text:span text:style-name="T24_6"><text:s/></text:span><text:span text:style-name="T24_7">dos</text:span><text:span text:style-name="T24_8"><text:s/></text:span><text:span text:style-name="T24_9">blocos</text:span><text:span text:style-name="T24_10"><text:s/></text:span><text:span text:style-name="T24_11">no</text:span><text:span text:style-name="T24_12"><text:s/></text:span><text:span text:style-name="T24_13">servidor</text:span></text:p>
          </table:table-cell>
        </table:table-row>
        <table:table-row table:style-name="Row11">
          <table:table-cell table:style-name="Cell21">
            <text:p text:style-name="P25"><text:span text:style-name="T25_1">RF</text:span><text:span text:style-name="T25_2">010</text:span></text:p>
          </table:table-cell>
          <table:table-cell table:style-name="Cell22">
            <text:p text:style-name="P26"><text:span text:style-name="T26_1">Criar</text:span><text:span text:style-name="T26_2"><text:s/></text:span><text:span text:style-name="T26_3">opções</text:span><text:span text:style-name="T26_4">:<text:s/></text:span><text:span text:style-name="T26_5">Fim</text:span><text:span text:style-name="T26_6"><text:s/></text:span><text:span text:style-name="T26_7">de</text:span><text:span text:style-name="T26_8"><text:s/></text:span><text:span text:style-name="T26_9">Jogo</text:span><text:span text:style-name="T26_10"><text:s/></text:span><text:span text:style-name="T26_11">e</text:span><text:span text:style-name="T26_12"><text:s/></text:span><text:span text:style-name="T26_13">Jogar</text:span><text:span text:style-name="T26_14"><text:s/></text:span><text:span text:style-name="T26_15">Novamente</text:span></text:p>
          </table:table-cell>
        </table:table-row>
        <table:table-row table:style-name="Row12">
          <table:table-cell table:style-name="Cell23">
            <text:p text:style-name="P27"><text:span text:style-name="T27_1">RF</text:span><text:span text:style-name="T27_2">011</text:span></text:p>
          </table:table-cell>
          <table:table-cell table:style-name="Cell24">
            <text:p text:style-name="P28"><text:span text:style-name="T28_1">Converter</text:span><text:span text:style-name="T28_2"><text:s/></text:span><text:span text:style-name="T28_3">sprites</text:span><text:span text:style-name="T28_4"><text:s/></text:span><text:span text:style-name="T28_5">para</text:span><text:span text:style-name="T28_6"><text:s/></text:span><text:span text:style-name="T28_7">GII</text:span>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666666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3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